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805" officeooo:paragraph-rsid="000ad805"/>
    </style:style>
    <style:style style:name="P2" style:family="paragraph" style:parent-style-name="Standard">
      <style:text-properties officeooo:rsid="000ad805" officeooo:paragraph-rsid="000ce365"/>
    </style:style>
    <style:style style:name="P3" style:family="paragraph" style:parent-style-name="Standard">
      <style:text-properties officeooo:paragraph-rsid="000ad805"/>
    </style:style>
    <style:style style:name="P4" style:family="paragraph" style:parent-style-name="Standard">
      <style:text-properties officeooo:rsid="000ce365" officeooo:paragraph-rsid="000ce365"/>
    </style:style>
    <style:style style:name="P5" style:family="paragraph" style:parent-style-name="Standard" style:list-style-name="L4">
      <style:text-properties officeooo:rsid="000ce365" officeooo:paragraph-rsid="000ce365"/>
    </style:style>
    <style:style style:name="P6" style:family="paragraph" style:parent-style-name="Standard">
      <style:text-properties fo:font-weight="bold" officeooo:rsid="000ce365" officeooo:paragraph-rsid="000ce365" style:font-weight-asian="bold" style:font-weight-complex="bold"/>
    </style:style>
    <style:style style:name="P7" style:family="paragraph" style:parent-style-name="Standard" style:list-style-name="L1">
      <style:text-properties fo:font-weight="bold" officeooo:rsid="000ce365" officeooo:paragraph-rsid="000ce365" style:font-weight-asian="bold" style:font-weight-complex="bold"/>
    </style:style>
    <style:style style:name="P8" style:family="paragraph" style:parent-style-name="Standard" style:list-style-name="L3">
      <style:text-properties officeooo:paragraph-rsid="000ce365"/>
    </style:style>
    <style:style style:name="T1" style:family="text">
      <style:text-properties officeooo:rsid="000ad805"/>
    </style:style>
    <style:style style:name="T2" style:family="text">
      <style:text-properties officeooo:rsid="000cb586"/>
    </style:style>
    <style:style style:name="T3" style:family="text">
      <style:text-properties officeooo:rsid="000ce36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7da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éunion 1 : 24/01/2022</text:p>
      <text:p text:style-name="P1"/>
      <text:p text:style-name="P4"><text:span text:style-name="T4">Présents :</text:span> Sami / Hicham / Gabrielle</text:p>
      <text:p text:style-name="P1"/>
      <text:list xml:id="list4050933468" text:style-name="L1">
        <text:list-item>
          <text:p text:style-name="P7">Langue utilisée</text:p>
        </text:list-item>
      </text:list>
      <text:p text:style-name="P4"/>
      <text:p text:style-name="P4">Français pour les échanges entre nous.</text:p>
      <text:p text:style-name="P2"><text:span text:style-name="T3">Anglais pour le dossier et la présentation (ressources / papiers en anglais → plus adapté au sujet)</text:span></text:p>
      <text:p text:style-name="P2"/>
      <text:list xml:id="list162549051807448" text:continue-numbering="true" text:style-name="L1">
        <text:list-item>
          <text:p text:style-name="P7">Planning réunions</text:p>
        </text:list-item>
      </text:list>
      <text:p text:style-name="P4"/>
      <text:p text:style-name="P4">Lundi après-midi.</text:p>
      <text:p text:style-name="P4">Toutes les semaines entre nous 3 + toutes les deux semaines avec N. Kaaniche (à lui demander)</text:p>
      <text:p text:style-name="P4">Mail : prochaine réunion lundi 31 janvier 15h ?</text:p>
      <text:p text:style-name="P1"/>
      <text:list xml:id="list162549456427001" text:continue-numbering="true" text:style-name="L1">
        <text:list-item>
          <text:p text:style-name="P7">Fait jusque là</text:p>
        </text:list-item>
      </text:list>
      <text:p text:style-name="P4"/>
      <text:list xml:id="list2879449623" text:style-name="L3">
        <text:list-item>
          <text:p text:style-name="P8"><text:span text:style-name="T3">Gabrielle : Lecture papier IA Fairness. </text:span><text:span text:style-name="T5">Exemple crédits en Allemagne. Fair ou pas selon la définition.</text:span></text:p>
        </text:list-item>
        <text:list-item>
          <text:p text:style-name="P8"><text:span text:style-name="T3">H</text:span><text:span text:style-name="T1">icham : </text:span><text:span text:style-name="T3">recherches bibliothèques les plus utilisées. Ressources : </text:span></text:p>
          <text:list>
            <text:list-header>
              <text:p text:style-name="P8"><text:a xlink:type="simple" xlink:href="https://fairlearn.org/" text:style-name="Internet_20_link" text:visited-style-name="Visited_20_Internet_20_Link">https://fairlearn.org/</text:a></text:p>
              <text:p text:style-name="P8"><text:a xlink:type="simple" xlink:href="https://aif360.mybluemix.net/" text:style-name="Internet_20_link" text:visited-style-name="Visited_20_Internet_20_Link">https://aif360.mybluemix.net/</text:a></text:p>
              <text:p text:style-name="P8"><text:a xlink:type="simple" xlink:href="https://www.quantmetry.com/blog/intelligence-artificielle-et-ethique-comment-definir-et-mesurer-lequite-algorithmique/" text:style-name="Internet_20_link" text:visited-style-name="Visited_20_Internet_20_Link">https://www.quantmetry.com/blog/intelligence-artificielle-et-ethique-comment-definir-et-mesurer-lequite-algorithmique/</text:a></text:p>
              <text:p text:style-name="P8"><text:a xlink:type="simple" xlink:href="https://arxiv.org/pdf/1810.01943.pdf" text:style-name="Internet_20_link" text:visited-style-name="Visited_20_Internet_20_Link">https://arxiv.org/pdf/1810.01943.pd</text:a><text:a xlink:type="simple" xlink:href="https://arxiv.org/pdf/1810.01943.pdf" text:style-name="Internet_20_link" text:visited-style-name="Visited_20_Internet_20_Link"><text:span text:style-name="T3">f</text:span></text:a></text:p>
            </text:list-header>
          </text:list>
        </text:list-item>
        <text:list-item>
          <text:p text:style-name="P8"><text:span text:style-name="T3">S</text:span><text:span text:style-name="T1">ami : kaggle </text:span><text:span text:style-name="T3">AI </text:span><text:span text:style-name="T1">fairness : définitions fairness différents critères / </text:span><text:span text:style-name="T3">exemples. Ressources papiers : </text:span></text:p>
          <text:p text:style-name="P8"><text:a xlink:type="simple" xlink:href="https://sci-hub.mksa.top/?fbclid=IwAR35eM5uGs2_Q4xpLg2BQy9MMMBmPqMPaZd2Rr39zRnSsrsrxCuGplYa_dE" office:target-frame-name="_blank" xlink:show="new" text:style-name="Internet_20_link" text:visited-style-name="Visited_20_Internet_20_Link">https://sci-hub.mksa.top/</text:a></text:p>
        </text:list-item>
      </text:list>
      <text:p text:style-name="P3"><text:span text:style-name="T1"><text:tab/></text:span><text:a xlink:type="simple" xlink:href="https://paperswithcode.com/search?q_meta=&amp;q_type=&amp;q=ai%20fairness&amp;fbclid=IwAR2Wap0sSLqUu-gy5qW88fdC1g1h7Kf4L_dbNhP7WSDxqWJyFWqlD7stZzA" office:target-frame-name="_blank" xlink:show="new" text:style-name="Internet_20_link" text:visited-style-name="Visited_20_Internet_20_Link">https://paperswithcode.com/search?q_meta=&amp;q_type=&amp;q=ai+fairness</text:a></text:p>
      <text:p text:style-name="P1"/>
      <text:list xml:id="list162549520125238" text:continue-list="list162549456427001" text:style-name="L1">
        <text:list-item>
          <text:p text:style-name="P7">A faire pour la prochaine fois</text:p>
        </text:list-item>
      </text:list>
      <text:p text:style-name="P4"/>
      <text:list xml:id="list1197335204" text:style-name="L4">
        <text:list-item>
          <text:p text:style-name="P5">Lecture tutoriel Kaggle</text:p>
        </text:list-item>
        <text:list-item>
          <text:p text:style-name="P5">Hicham : continuer de se renseigner sur les bibliothèques / trouver papiers sur le sujet + les résumer</text:p>
        </text:list-item>
        <text:list-item>
          <text:p text:style-name="P5">Sami : recherche papiers + résumés</text:p>
        </text:list-item>
        <text:list-item>
          <text:p text:style-name="P5">Gabrielle : résumé papier AI Fairness + trouver autres papiers et les résumer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5:27:19.859513121</meta:creation-date>
    <dc:date>2022-01-24T16:25:48.694262177</dc:date>
    <meta:editing-duration>PT24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77" meta:character-count="1249" meta:non-whitespace-character-count="1109"/>
  </office:meta>
</office:document-meta>
</file>